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miri" fo:font-size="10pt" officeooo:rsid="0011ce59" officeooo:paragraph-rsid="0011ce59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miri" fo:font-size="10pt" officeooo:rsid="0011ce59" officeooo:paragraph-rsid="001981a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miri" fo:font-size="10pt" officeooo:paragraph-rsid="0012c78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miri" fo:font-size="12pt" officeooo:paragraph-rsid="0011ce5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miri" officeooo:paragraph-rsid="0011ce59"/>
    </style:style>
    <style:style style:name="P6" style:family="paragraph" style:parent-style-name="Standard">
      <style:paragraph-properties fo:text-align="start" style:justify-single-word="false"/>
      <style:text-properties style:font-name="Amiri" officeooo:paragraph-rsid="00157a39"/>
    </style:style>
    <style:style style:name="P7" style:family="paragraph" style:parent-style-name="Standard">
      <style:paragraph-properties fo:text-align="start" style:justify-single-word="false"/>
      <style:text-properties style:font-name="Amiri" officeooo:paragraph-rsid="0015a497"/>
    </style:style>
    <style:style style:name="P8" style:family="paragraph" style:parent-style-name="Standard">
      <style:paragraph-properties fo:text-align="start" style:justify-single-word="false"/>
      <style:text-properties style:font-name="Amiri" officeooo:paragraph-rsid="001b1d5c"/>
    </style:style>
    <style:style style:name="P9" style:family="paragraph" style:parent-style-name="Standard">
      <style:paragraph-properties fo:text-align="center" style:justify-single-word="false"/>
      <style:text-properties style:font-name="Amiri" fo:font-size="18pt" fo:font-style="normal" style:text-underline-style="solid" style:text-underline-width="auto" style:text-underline-color="font-color" fo:font-weight="normal" officeooo:rsid="0011ce59" officeooo:paragraph-rsid="0011ce59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57a39"/>
    </style:style>
    <style:style style:name="P11" style:family="paragraph" style:parent-style-name="Standard">
      <style:paragraph-properties fo:text-align="start" style:justify-single-word="false"/>
      <style:text-properties style:font-name="Amiri" fo:font-size="10pt" officeooo:rsid="00143b2f" officeooo:paragraph-rsid="001981a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miri" fo:font-size="10pt" officeooo:rsid="00157a39" officeooo:paragraph-rsid="00157a39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miri" fo:font-size="12pt" fo:font-style="normal" style:text-underline-style="solid" style:text-underline-width="auto" style:text-underline-color="font-color" officeooo:rsid="001981aa" officeooo:paragraph-rsid="0011ce59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Amiri" fo:font-size="12pt" fo:font-style="normal" style:text-underline-style="solid" style:text-underline-width="auto" style:text-underline-color="font-color" officeooo:rsid="001981aa" officeooo:paragraph-rsid="001981aa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1ce59"/>
    </style:style>
    <style:style style:name="P16" style:family="paragraph" style:parent-style-name="Standard">
      <style:paragraph-properties fo:text-align="start" style:justify-single-word="false"/>
      <style:text-properties officeooo:paragraph-rsid="003a56a6"/>
    </style:style>
    <style:style style:name="P17" style:family="paragraph" style:parent-style-name="Standard">
      <style:paragraph-properties fo:text-align="start" style:justify-single-word="false"/>
      <style:text-properties officeooo:paragraph-rsid="001b1d5c"/>
    </style:style>
    <style:style style:name="T1" style:family="text">
      <style:text-properties officeooo:rsid="0012c782"/>
    </style:style>
    <style:style style:name="T2" style:family="text">
      <style:text-properties officeooo:rsid="00143b2f"/>
    </style:style>
    <style:style style:name="T3" style:family="text">
      <style:text-properties officeooo:rsid="0011ce59"/>
    </style:style>
    <style:style style:name="T4" style:family="text">
      <style:text-properties style:font-name="Amiri" fo:font-size="10pt" officeooo:rsid="0011ce59" style:font-size-asian="10pt" style:font-size-complex="10pt"/>
    </style:style>
    <style:style style:name="T5" style:family="text">
      <style:text-properties style:font-name="Amiri" fo:font-size="10pt" officeooo:rsid="00157a39" style:font-size-asian="10pt" style:font-size-complex="10pt"/>
    </style:style>
    <style:style style:name="T6" style:family="text">
      <style:text-properties style:font-name="Amiri" fo:font-size="10pt" officeooo:rsid="0029f530" style:font-size-asian="10pt" style:font-size-complex="10pt"/>
    </style:style>
    <style:style style:name="T7" style:family="text">
      <style:text-properties style:font-name="Amiri" fo:font-size="10pt" officeooo:rsid="00143b2f" style:font-size-asian="10pt" style:font-size-complex="10pt"/>
    </style:style>
    <style:style style:name="T8" style:family="text">
      <style:text-properties style:font-name="Amiri" fo:font-size="10pt" officeooo:rsid="003a56a6" style:font-size-asian="10pt" style:font-size-complex="10pt"/>
    </style:style>
    <style:style style:name="T9" style:family="text">
      <style:text-properties style:font-name="Amiri" fo:font-size="10pt" fo:font-weight="bold" officeooo:rsid="0011ce59" style:font-size-asian="10pt" style:font-weight-asian="bold" style:font-size-complex="10pt" style:font-weight-complex="bold"/>
    </style:style>
    <style:style style:name="T10" style:family="text">
      <style:text-properties officeooo:rsid="00157a39"/>
    </style:style>
    <style:style style:name="T11" style:family="text">
      <style:text-properties officeooo:rsid="001981aa"/>
    </style:style>
    <style:style style:name="T12" style:family="text">
      <style:text-properties fo:font-size="10pt" officeooo:rsid="00157a39" style:font-size-asian="10pt" style:font-size-complex="10pt"/>
    </style:style>
    <style:style style:name="T13" style:family="text">
      <style:text-properties fo:font-size="10pt" officeooo:rsid="0011ce59" style:font-size-asian="10pt" style:font-size-complex="10pt"/>
    </style:style>
    <style:style style:name="T14" style:family="text">
      <style:text-properties fo:font-size="10pt" officeooo:rsid="00143b2f" style:font-size-asian="10pt" style:font-size-complex="10pt"/>
    </style:style>
    <style:style style:name="T15" style:family="text">
      <style:text-properties fo:font-size="10pt" officeooo:rsid="0015a497" style:font-size-asian="10pt" style:font-size-complex="10pt"/>
    </style:style>
    <style:style style:name="T16" style:family="text">
      <style:text-properties fo:font-size="10pt" officeooo:rsid="001b11d5" style:font-size-asian="10pt" style:font-size-complex="10pt"/>
    </style:style>
    <style:style style:name="T17" style:family="text">
      <style:text-properties fo:font-size="10pt" officeooo:rsid="001b1d5c" style:font-size-asian="10pt" style:font-size-complex="10pt"/>
    </style:style>
    <style:style style:name="T18" style:family="text">
      <style:text-properties fo:font-size="10pt" officeooo:rsid="001d0e12" style:font-size-asian="10pt" style:font-size-complex="10pt"/>
    </style:style>
    <style:style style:name="T19" style:family="text">
      <style:text-properties fo:font-size="10pt" officeooo:rsid="003a56a6" style:font-size-asian="10pt" style:font-size-complex="10pt"/>
    </style:style>
    <style:style style:name="T20" style:family="text">
      <style:text-properties fo:font-size="10pt" fo:font-weight="bold" officeooo:rsid="0011ce59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157a39" style:font-size-asian="10pt" style:font-weight-asian="bold" style:font-size-complex="10pt" style:font-weight-complex="bold"/>
    </style:style>
    <style:style style:name="T22" style:family="text">
      <style:text-properties style:text-underline-style="solid" style:text-underline-width="auto" style:text-underline-color="font-color" officeooo:rsid="0011ce59"/>
    </style:style>
    <style:style style:name="T23" style:family="text">
      <style:text-properties style:text-underline-style="solid" style:text-underline-width="auto" style:text-underline-color="font-color" officeooo:rsid="001981aa"/>
    </style:style>
    <style:style style:name="T24" style:family="text">
      <style:text-properties style:text-underline-style="solid" style:text-underline-width="auto" style:text-underline-color="font-color" officeooo:rsid="00227327"/>
    </style:style>
    <style:style style:name="T25" style:family="text">
      <style:text-properties fo:color="#158466" fo:font-weight="bold" style:font-weight-asian="bold" style:font-weight-complex="bold"/>
    </style:style>
    <style:style style:name="T26" style:family="text">
      <style:text-properties fo:color="#158466" fo:font-weight="bold" officeooo:rsid="00157a39" style:font-weight-asian="bold" style:font-weight-complex="bold"/>
    </style:style>
    <style:style style:name="T27" style:family="text">
      <style:text-properties fo:color="#158466" fo:font-weight="bold" officeooo:rsid="001981aa" style:font-weight-asian="bold" style:font-weight-complex="bold"/>
    </style:style>
    <style:style style:name="T28" style:family="text">
      <style:text-properties fo:color="#158466" fo:font-weight="bold" officeooo:rsid="0012c782" style:font-weight-asian="bold" style:font-weight-complex="bold"/>
    </style:style>
    <style:style style:name="T29" style:family="text">
      <style:text-properties fo:color="#158466" fo:font-size="10pt" fo:font-weight="bold" officeooo:rsid="0011ce59" style:font-size-asian="10pt" style:font-weight-asian="bold" style:font-size-complex="10pt" style:font-weight-complex="bold"/>
    </style:style>
    <style:style style:name="T30" style:family="text">
      <style:text-properties fo:color="#158466" fo:font-size="10pt" fo:font-weight="bold" officeooo:rsid="00157a39" style:font-size-asian="10pt" style:font-weight-asian="bold" style:font-size-complex="10pt" style:font-weight-complex="bold"/>
    </style:style>
    <style:style style:name="T31" style:family="text">
      <style:text-properties fo:color="#158466" fo:font-size="10pt" fo:font-weight="bold" officeooo:rsid="0015a497" style:font-size-asian="10pt" style:font-weight-asian="bold" style:font-size-complex="10pt" style:font-weight-complex="bold"/>
    </style:style>
    <style:style style:name="T32" style:family="text">
      <style:text-properties fo:color="#158466" style:font-name="Amiri" fo:font-size="10pt" fo:font-weight="bold" officeooo:rsid="00157a39" style:font-size-asian="10pt" style:font-weight-asian="bold" style:font-size-complex="10pt" style:font-weight-complex="bold"/>
    </style:style>
    <style:style style:name="T33" style:family="text">
      <style:text-properties fo:color="#158466" style:font-name="Amiri" fo:font-size="10pt" fo:font-weight="bold" officeooo:rsid="0011ce59" style:font-size-asian="10pt" style:font-weight-asian="bold" style:font-size-complex="10pt" style:font-weight-complex="bold"/>
    </style:style>
    <style:style style:name="T34" style:family="text">
      <style:text-properties fo:color="#ff0000" fo:font-size="10pt" fo:font-weight="bold" officeooo:rsid="0011ce59" style:font-size-asian="10pt" style:font-weight-asian="bold" style:font-size-complex="10pt" style:font-weight-complex="bold"/>
    </style:style>
    <style:style style:name="T35" style:family="text">
      <style:text-properties fo:color="#ff0000" fo:font-weight="bold" style:font-weight-asian="bold" style:font-weight-complex="bold"/>
    </style:style>
    <style:style style:name="T36" style:family="text">
      <style:text-properties fo:color="#ff0000" fo:font-weight="bold" officeooo:rsid="0012c782" style:font-weight-asian="bold" style:font-weight-complex="bold"/>
    </style:style>
    <style:style style:name="T37" style:family="text">
      <style:text-properties fo:color="#ff0000" style:font-name="Amiri" fo:font-size="10pt" fo:font-weight="bold" officeooo:rsid="0011ce59" style:font-size-asian="10pt" style:font-weight-asian="bold" style:font-size-complex="10pt" style:font-weight-complex="bold"/>
    </style:style>
    <style:style style:name="T38" style:family="text">
      <style:text-properties officeooo:rsid="003a56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ègles du Glougloursin</text:p>
      <text:p text:style-name="P1"/>
      <text:p text:style-name="P1"/>
      <text:p text:style-name="P4"><text:span text:style-name="T22">Liste des c</text:span><text:span text:style-name="T23">ases </text:span><text:span text:style-name="T24">S</text:span><text:span text:style-name="T23">péciales</text:span></text:p>
      <text:p text:style-name="P11">(X = valeur du dé <text:span text:style-name="T38">|</text:span> <text:span text:style-name="T38">N = nombre de joueurs | les erreurs d’arrondi se résolvent comme des demi-gorgées</text:span>)</text:p>
      <text:p text:style-name="P1"/>
      <text:p text:style-name="P5"><text:span text:style-name="T13"><text:tab/></text:span><text:span text:style-name="T34">Caravane </text:span><text:span text:style-name="T13">: </text:span><text:span text:style-name="T14">Déplace le dé de X cases </text:span><text:span text:style-name="T19">adjacentes (non diagonalement)</text:span><text:span text:style-name="T14">, la nouvelle case prend effet <text:tab/>immédiatement</text:span></text:p>
      <text:p text:style-name="P15"><text:span text:style-name="T4"><text:tab/></text:span><text:span text:style-name="T37">La Peste </text:span><text:span text:style-name="T4">: </text:span><text:span text:style-name="T7">Le prochain joueur prend N gorgées puis le prochain N-1 puis N-2 jusqu’à N = 0 </text:span><text:span text:style-name="T8">(le joueur actif)</text:span></text:p>
      <text:p text:style-name="P1"><text:tab/><text:span text:style-name="T35">1 vs 1/2 </text:span>: <text:span text:style-name="T2">Donne un maximum de 12 gorgées à un joueur, le lanceur boit la moitié.</text:span></text:p>
      <text:p text:style-name="P16"><text:span text:style-name="T4"><text:tab/></text:span><text:span text:style-name="T37">Trêve </text:span><text:span text:style-name="T4">: </text:span><text:span text:style-name="T5">À</text:span><text:span text:style-name="T7"> chaque début de tour, le joueur lance un dé, si X &gt; 3 alors il prévient toutes les gorgées j</text:span><text:span text:style-name="T8">usqu’à son <text:tab/>prochain</text:span><text:span text:style-name="T7"> tour. Si <text:tab/>X &lt;= 3, alors fin de la trêve. </text:span><text:span text:style-name="T8">La trêve est valide au premier tour, sans avoir à lancer le dé.</text:span></text:p>
      <text:p text:style-name="P12"/>
      <text:p text:style-name="P17"><text:span text:style-name="T4"><text:tab/></text:span><text:span text:style-name="T33">Bombe </text:span><text:span text:style-name="T4">: </text:span><text:span text:style-name="T5">Valeur de la bombe = X. À chaque début de tour, le joueur </text:span><text:span text:style-name="T8">actif</text:span><text:span text:style-name="T5"> lance un dé, si X = 6, </text:span><text:span text:style-name="T8">la bombe est <text:tab/></text:span><text:span text:style-name="T5">désamorc</text:span><text:span text:style-name="T8">ée</text:span><text:span text:style-name="T5">, si X = 1, </text:span><text:span text:style-name="T8">elle </text:span><text:span text:style-name="T5">explose, </text:span><text:span text:style-name="T8">sinon,</text:span><text:span text:style-name="T5"> la valeur de la bombe s’</text:span><text:span text:style-name="T8">incrémente de +1.</text:span></text:p>
      <text:p text:style-name="P8"><text:span text:style-name="T13"><text:tab/></text:span><text:span text:style-name="T29">Cupidon</text:span><text:span text:style-name="T20"> </text:span><text:span text:style-name="T13">: </text:span><text:span text:style-name="T12">Le lanceur désigne un joueur, toutes leurs gorgées seront divisées entre les deux concubins jusqu’à <text:tab/>leur séparation.</text:span></text:p>
      <text:p text:style-name="P8"><text:span text:style-name="T13"><text:tab/></text:span><text:span text:style-name="T29">Cœur brisé </text:span><text:span text:style-name="T13">: </text:span><text:span text:style-name="T12">Annule l’effet de Cupidon.</text:span></text:p>
      <text:p text:style-name="P17"><text:span text:style-name="T5"><text:tab/></text:span><text:span text:style-name="T32">Succube </text:span><text:span text:style-name="T5">: </text:span><text:span text:style-name="T7">Duel de dé avec le joueur de son choix, si l</text:span><text:span text:style-name="T8">e joueur actif gagne</text:span><text:span text:style-name="T7">, alors la succube vole un pouvoir de <text:tab/>son choix au joueur adverse.</text:span></text:p>
      <text:p text:style-name="P2"><text:tab/><text:span text:style-name="T27">Bouclier </text:span>: <text:span text:style-name="T11">Prévient les 6 prochaines gorgées.</text:span></text:p>
      <text:p text:style-name="P10"><text:span text:style-name="T9"><text:tab/></text:span><text:span text:style-name="T32">Ange gardien </text:span><text:span text:style-name="T4">: </text:span><text:span text:style-name="T5">Le lanceur offre un bouclier </text:span><text:span text:style-name="T6">au joueur de son choix.</text:span></text:p>
      <text:p text:style-name="P6"><text:span text:style-name="T21"><text:tab/></text:span><text:span text:style-name="T30">Saignée </text:span><text:span text:style-name="T12">: Le lanceur perd un pouvoir </text:span><text:span text:style-name="T18">de son choix.</text:span></text:p>
      <text:p text:style-name="P6"><text:span text:style-name="T21"><text:tab/></text:span><text:span text:style-name="T30">Duplication </text:span><text:span text:style-name="T12">: Permet au lanceur de dupliquer </text:span><text:span text:style-name="T15">et de s’attribuer</text:span><text:span text:style-name="T12"> </text:span><text:span text:style-name="T15">tous les pouvoirs d’un joueur d</text:span><text:span text:style-name="T16">e son</text:span><text:span text:style-name="T15"> choix.</text:span></text:p>
      <text:p text:style-name="P7"><text:span text:style-name="T15"><text:tab/></text:span><text:span text:style-name="T31">Pierre entre temps </text:span><text:span text:style-name="T13">: </text:span><text:span text:style-name="T15">Le lanceur fait perdre un pouvoir au joueur de son choi</text:span><text:span text:style-name="T17">x.</text:span></text:p>
      <text:p text:style-name="P13"/>
      <text:p text:style-name="P14">Liste cases Upgrades</text:p>
      <text:p text:style-name="P1"/>
      <text:p text:style-name="P1"><text:tab/><text:span text:style-name="T1">|1| </text:span><text:span text:style-name="T36">Casabonita</text:span><text:span text:style-name="T1"> : Permet de forcer légalement le choix d’un joueur.</text:span></text:p>
      <text:p text:style-name="P3"><text:span text:style-name="T3"><text:tab/>|2| </text:span><text:span text:style-name="T28">Casanova</text:span><text:span text:style-name="T1"> : Double dés, autorise le lancer d’un second dé à son tour.</text:span></text:p>
      <text:p text:style-name="P3"><text:span text:style-name="T3"><text:tab/>|3| </text:span><text:span text:style-name="T28">Cazeneuve</text:span><text:span text:style-name="T1"> : Inversion, inverse pour le tour les cases blanches et noires.</text:span></text:p>
      <text:p text:style-name="P3"><text:span text:style-name="T3"><text:tab/>|4| </text:span><text:span text:style-name="T28">Case à vin</text:span><text:span text:style-name="T1"> : Les cases touchées par le dé sont toutes prises en compte.</text:span></text:p>
      <text:p text:style-name="P3"><text:span text:style-name="T3"><text:tab/>|5| </text:span><text:span text:style-name="T28">Case-noisette</text:span><text:span text:style-name="T1"> : Miroir, dévie toute attaque vers un autre joueur de son choix.</text:span></text:p>
      <text:p text:style-name="P3"><text:span text:style-name="T3"><text:tab/>|6| </text:span><text:span text:style-name="T28">Coup fourré</text:span><text:span text:style-name="T1"> : Lancer 2 dés, la somme est un stock personnel de gorgées à distribu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30T13:28:56.300000000</meta:creation-date>
    <meta:generator>LibreOffice/6.3.4.2$Windows_X86_64 LibreOffice_project/60da17e045e08f1793c57c00ba83cdfce946d0aa</meta:generator>
    <dc:date>2020-06-04T18:55:50.076000000</dc:date>
    <meta:editing-duration>PT1H25M56S</meta:editing-duration>
    <meta:editing-cycles>20</meta:editing-cycles>
    <meta:document-statistic meta:table-count="0" meta:image-count="0" meta:object-count="0" meta:page-count="1" meta:paragraph-count="23" meta:word-count="379" meta:character-count="2020" meta:non-whitespace-character-count="1639"/>
  </office:meta>
</office:document-meta>
</file>